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7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41719129278077930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 (marchent pas chez moi – que sous linux ?)</text:p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4">ramener le curseur en début / fin (deux raccourcis) de commande</text:p>
                        </text:list-item>
                        <text:list-item>
                          <text:p text:style-name="P4">supprimer contenu a gauche / a droite (deux raccourcis) du curseur</text:p>
                        </text:list-item>
                        <text:list-item>
                          <text:p text:style-name="P4">supprimer le premier mot (ou partie de mot) à gauche du curseur</text:p>
                        </text:list-item>
                        <text:list-item>
                          <text:p text:style-name="P4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4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<text:soft-page-break/>liste détaillée (<text:span text:style-name="T1">7 trucs affichés. Lesquels ?</text:span>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3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5">manipuler les fichiers</text:p>
              <text:list>
                <text:list-item>
                  <text:p text:style-name="P5">afficher un fichier (le lire)</text:p>
                  <text:list>
                    <text:list-item>
                      <text:p text:style-name="P5">deux commandes basiques pour ce faire (une troisième vieille non vue ici)</text:p>
                    </text:list-item>
                    <text:list-item>
                      <text:p text:style-name="P5">effet de cat</text:p>
                    </text:list-item>
                    <text:list-item>
                      <text:p text:style-name="P5">paramètre pour afficher numéros de ligne dans cat</text:p>
                    </text:list-item>
                    <text:list-item>
                      <text:p text:style-name="P5">effet de less</text:p>
                    </text:list-item>
                    <text:list-item>
                      <text:p text:style-name="P5">comment utiliser less (trivial)</text:p>
                    </text:list-item>
                    <text:list-item>
                      <text:p text:style-name="P5">pourquoi on voit pas more ?</text:p>
                    </text:list-item>
                    <text:list-item>
                      <text:p text:style-name="P5">raccourcis pendant lecture less</text:p>
                      <text:list>
                        <text:list-item>
                          <text:p text:style-name="P5">sauter une page</text:p>
                        </text:list-item>
                        <text:list-item>
                          <text:p text:style-name="P5">sauter une ligne</text:p>
                        </text:list-item>
                        <text:list-item>
                          <text:p text:style-name="P5">sauter une demi page (pas tout a fait)</text:p>
                        </text:list-item>
                        <text:list-item>
                          <text:p text:style-name="P5">revenir en arrière d'une page</text:p>
                        </text:list-item>
                        <text:list-item>
                          <text:p text:style-name="P5">idem d'une ligne</text:p>
                        </text:list-item>
                        <text:list-item>
                          <text:p text:style-name="P5">idem d'une demi page (pas tout a fait)</text:p>
                        </text:list-item>
                        <text:list-item>
                          <text:p text:style-name="P5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5">afficher juste le début / la fin d'un fichier</text:p>
                  <text:list>
                    <text:list-item>
                      <text:p text:style-name="P5">deux commandes permettant de le faire</text:p>
                    </text:list-item>
                    <text:list-item>
                      <text:p text:style-name="P5">premièr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<text:soft-page-break/>un paramètre</text:p>
                        </text:list-item>
                      </text:list>
                    </text:list-item>
                    <text:list-item>
                      <text:p text:style-name="P5">deuxièm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5">stopper une commande (déjà vu avant ? - trivial)</text:p>
                    </text:list-item>
                  </text:list>
                </text:list-item>
                <text:list-item>
                  <text:p text:style-name="P5">créer des fichiers / dossiers</text:p>
                  <text:list>
                    <text:list-item>
                      <text:p text:style-name="P5">créer un fich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pas initialement prévue pour créer un fichier. Utilité de base ?</text:p>
                        </text:list-item>
                        <text:list-item>
                          <text:p text:style-name="P5">créer plusieurs fichiers en une commande</text:p>
                        </text:list-item>
                      </text:list>
                    </text:list-item>
                    <text:list-item>
                      <text:p text:style-name="P5">créer un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créer plusieurs dossiers en une commande</text:p>
                        </text:list-item>
                        <text:list-item>
                          <text:p text:style-name="P5">créer un dossier son sous dossier son sous-sous dossier etc récursivement (paramètre)</text:p>
                        </text:list-item>
                      </text:list>
                    </text:list-item>
                  </text:list>
                </text:list-item>
                <text:list-item>
                  <text:p text:style-name="P5">copier ou déplacer un fichier</text:p>
                  <text:list>
                    <text:list-item>
                      <text:p text:style-name="P5">copier</text:p>
                      <text:list>
                        <text:list-item>
                          <text:p text:style-name="P5">des fichiers</text:p>
                          <text:list>
                            <text:list-item>
                              <text:p text:style-name="P5">commande</text:p>
                            </text:list-item>
                            <text:list-item>
                              <text:p text:style-name="P5">deux paramètres</text:p>
                            </text:list-item>
                            <text:list-item>
                              <text:p text:style-name="P5">faire un exemple</text:p>
                            </text:list-item>
                            <text:list-item>
                              <text:p text:style-name="P5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5">commande pour "déplacer" un fichier /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déplacer effectivement un fichier / dossier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idem pour dossier (change ou pas ?)</text:p>
                            </text:list-item>
                            <text:list-item>
                              <text:p text:style-name="P5">utiliser les expressions régulières</text:p>
                            </text:list-item>
                          </text:list>
                        </text:list-item>
                        <text:list-item>
                          <text:p text:style-name="P5">renommer un fichier (/ dossier ?)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supprimer un fichier / dossier</text:p>
                  <text:list>
                    <text:list-item>
                      <text:p text:style-name="P5">commande</text:p>
                    </text:list-item>
                    <text:list-item>
                      <text:p text:style-name="P5">attention : particularité par rapport à la corbeille de l'explorateur de fichiers / du finder</text:p>
                    </text:list-item>
                    <text:list-item>
                      <text:p text:style-name="P5">supprimer plusieurs fichiers</text:p>
                    </text:list-item>
                    <text:list-item>
                      <text:p text:style-name="P5">demander au terminal de nous demander confirmation (paramètre)</text:p>
                    </text:list-item>
                    <text:list-item>
                      <text:p text:style-name="P5">forcer la suppression (param)</text:p>
                    </text:list-item>
                    <text:list-item>
                      <text:p text:style-name="P5">faire décrire à la console les destructions (param)</text:p>
                    </text:list-item>
                    <text:list-item>
                      <text:p text:style-name="P5">supprimer récursivement dossier et tout contenus (param)</text:p>
                    </text:list-item>
                    <text:list-item>
                      <text:p text:style-name="P5">supprimer un dossier s'il est vide uniquement (commande) moins dangereux</text:p>
                    </text:list-item>
                    <text:list-item>
                      <text:p text:style-name="P5">utiliser les expressions régulières</text:p>
                    </text:list-item>
                    <text:list-item>
                      <text:p text:style-name="P5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5"><text:soft-page-break/>créer des liens entre fichiers</text:p>
                  <text:list>
                    <text:list-item>
                      <text:p text:style-name="P5">commande</text:p>
                    </text:list-item>
                    <text:list-item>
                      <text:p text:style-name="P5">deux sortes de liens</text:p>
                    </text:list-item>
                    <text:list-item>
                      <text:p text:style-name="P5">organisation fichiers dans DD sous linux</text:p>
                      <text:list>
                        <text:list-item>
                          <text:p text:style-name="P5">séparation entre trois choses pour chaque fichier dont deux sur lesquelles on va se concentrer ici</text:p>
                        </text:list-item>
                        <text:list-item>
                          <text:p text:style-name="P5">nom du numéro d'identification associé à une des parties</text:p>
                        </text:list-item>
                      </text:list>
                    </text:list-item>
                    <text:list-item>
                      <text:p text:style-name="P5">liens de premier type (façon hardcore un peu)</text:p>
                      <text:list>
                        <text:list-item>
                          <text:p text:style-name="P5">vers quoi le nom du fichier pointe ?</text:p>
                        </text:list-item>
                        <text:list-item>
                          <text:p text:style-name="P5">nature, donc de ce lien</text:p>
                        </text:list-item>
                        <text:list-item>
                          <text:p text:style-name="P5">note : possible pour les répertoires ?</text:p>
                        </text:list-item>
                        <text:list-item>
                          <text:p text:style-name="P5">commande</text:p>
                        </text:list-item>
                        <text:list-item>
                          <text:p text:style-name="P5">comment un lien dur apparaît dans le terminal ?</text:p>
                        </text:list-item>
                        <text:list-item>
                          <text:p text:style-name="P5">autre nom de ce type de lien</text:p>
                        </text:list-item>
                        <text:list-item>
                          <text:p text:style-name="P5">révelation : peut enfin comprendre la deuxième colonne de ls -l</text:p>
                        </text:list-item>
                        <text:list-item>
                          <text:p text:style-name="P5">afficher le numéro d'inode avec un ls (paramètre)</text:p>
                        </text:list-item>
                        <text:list-item>
                          <text:p text:style-name="P5">effet si on supprime un lien de ce type ?</text:p>
                        </text:list-item>
                        <text:list-item>
                          <text:p text:style-name="P5">comment supprimer le contenu du fichier ?</text:p>
                        </text:list-item>
                      </text:list>
                    </text:list-item>
                    <text:list-item>
                      <text:p text:style-name="P5">liens du deuxième type</text:p>
                      <text:list>
                        <text:list-item>
                          <text:p text:style-name="P5">vers quoi le lien pointe ? (différent d'avant)</text:p>
                        </text:list-item>
                        <text:list-item>
                          <text:p text:style-name="P5">paramètre à ajouter à la commande d'avant</text:p>
                        </text:list-item>
                        <text:list-item>
                          <text:p text:style-name="P5">comment apparaît dans le terminal ?</text:p>
                        </text:list-item>
                        <text:list-item>
                          <text:p text:style-name="P5">particularité si on supprime le fichier originel. Comment est appelé le lien dans ce cas ?</text:p>
                        </text:list-item>
                        <text:list-item>
                          <text:p text:style-name="P5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es utilisateurs et les droits</text:p>
              <text:list>
                <text:list-item>
                  <text:p text:style-name="P5">intro</text:p>
                  <text:list>
                    <text:list-item>
                      <text:p text:style-name="P5">linux gère la connexion simultanée de plusieurs utilisateurs ?</text:p>
                    </text:list-item>
                    <text:list-item>
                      <text:p text:style-name="P5">comment appelle-t-on un tel OS ?</text:p>
                    </text:list-item>
                    <text:list-item>
                      <text:p text:style-name="P5">exemple manière de se connecter a plusieurs à la fois sur la même machine</text:p>
                    </text:list-item>
                    <text:list-item>
                      <text:p text:style-name="P5">un compte perso par utilisateur ?</text:p>
                    </text:list-item>
                    <text:list-item>
                      <text:p text:style-name="P5">droits différents pour chaque utilisateurs ?</text:p>
                    </text:list-item>
                  </text:list>
                </text:list-item>
                <text:list-item>
                  <text:p text:style-name="P5">exécuter une commande en root</text:p>
                  <text:list>
                    <text:list-item>
                      <text:p text:style-name="P5">intro</text:p>
                      <text:list>
                        <text:list-item>
                          <text:p text:style-name="P5">de base, un utilisateur peut tout faire ?</text:p>
                        </text:list-item>
                        <text:list-item>
                          <text:p text:style-name="P5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5">l'organisation des utilisateurs sous linux</text:p>
                      <text:list>
                        <text:list-item>
                          <text:p text:style-name="P5">peut-on créer autant d'utilisateurs qu'on veut ?</text:p>
                        </text:list-item>
                        <text:list-item>
                          <text:p text:style-name="P5">comment sont organisés ces utilisateurs ?</text:p>
                        </text:list-item>
                        <text:list-item>
                          <text:p text:style-name="P5">comment appelle t-on l'utilisateur qui a tous les droits ? (deux noms)</text:p>
                        </text:list-item>
                        <text:list-item>
                          <text:p text:style-name="P5">on évite tant que possible de passer en root. Protège de</text:p>
                          <text:list>
                            <text:list-item>
                              <text:p text:style-name="P5">une chose relative a sois</text:p>
                            </text:list-item>
                            <text:list-item>
                              <text:p text:style-name="P5">l'autre non</text:p>
                            </text:list-item>
                          </text:list>
                        </text:list-item>
                        <text:list-item>
                          <text:p text:style-name="P5">pourquoi les virus sont si fertiles sous windows ?</text:p>
                        </text:list-item>
                        <text:list-item>
                          <text:p text:style-name="P5">ubuntu et la connexion en root... Particularité ?</text:p>
                        </text:list-item>
                      </text:list>
                    </text:list-item>
                    <text:list-item>
                      <text:p text:style-name="P5">devenir root un instant</text:p>
                      <text:list>
                        <text:list-item>
                          <text:p text:style-name="P5">possible de se connecter directement en root au démarrage ?</text:p>
                        </text:list-item>
                        <text:list-item>
                          <text:p text:style-name="P5">commande permettant de devenir temporairement root</text:p>
                        </text:list-item>
                        <text:list-item>
                          <text:p text:style-name="P5">signification "ethimologique" de cette commande (pourquoi ce nom ?)</text:p>
                        </text:list-item>
                        <text:list-item>
                          <text:p text:style-name="P5"><text:soft-page-break/>syntaxe exécution d'une commande en root</text:p>
                        </text:list-item>
                        <text:list-item>
                          <text:p text:style-name="P5">syntaxe commande permettant de passer en root </text:p>
                        </text:list-item>
                        <text:list-item>
                          <text:p text:style-name="P5">raccourcis clavier ou commande pour quitter le mode root</text:p>
                        </text:list-item>
                        <text:list-item>
                          <text:p text:style-name="P5">dans d'autre distributions, commande plus courte pour se connecter en root</text:p>
                        </text:list-item>
                        <text:list-item>
                          <text:p text:style-name="P5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5">adduser : gestion des utilisateurs</text:p>
                  <text:list>
                    <text:list-item>
                      <text:p text:style-name="P5">intro</text:p>
                      <text:list>
                        <text:list-item>
                          <text:p text:style-name="P5">qui seul peut ajouter et supprimer des utilisateurs ?</text:p>
                        </text:list-item>
                      </text:list>
                    </text:list-item>
                    <text:list-item>
                      <text:p text:style-name="P5">note perso mac</text:p>
                      <text:list>
                        <text:list-item>
                          <text:p text:style-name="P5">toute cette partie : marche sous mac ?</text:p>
                        </text:list-item>
                        <text:list-item>
                          <text:p text:style-name="P5">adduser et deluser uniquement sous...</text:p>
                        </text:list-item>
                        <text:list-item>
                          <text:p text:style-name="P5">selon <text:a xlink:type="simple" xlink:href="mailto:m@teo21">m@teo21</text:a></text:p>
                          <text:list>
                            <text:list-item>
                              <text:p text:style-name="P5">sous tous les descendants unix non debien : deux commandes remplacent</text:p>
                            </text:list-item>
                            <text:list-item>
                              <text:p text:style-name="P5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5">dans les faits : marche chez moi ?</text:p>
                        </text:list-item>
                      </text:list>
                    </text:list-item>
                    <text:list-item>
                      <text:p text:style-name="P5">ajouter un utilisateur</text:p>
                      <text:list>
                        <text:list-item>
                          <text:p text:style-name="P5">syntaxe ajout utilisateur</text:p>
                        </text:list-item>
                        <text:list-item>
                          <text:p text:style-name="P5">conditions préalables (mode)</text:p>
                        </text:list-item>
                        <text:list-item>
                          <text:p text:style-name="P5">on doit en suite lui choisir un mdp</text:p>
                        </text:list-item>
                        <text:list-item>
                          <text:p text:style-name="P5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5">changer le mot de passe</text:p>
                      <text:list>
                        <text:list-item>
                          <text:p text:style-name="P5">syntaxe changer mdp utilisateur précis</text:p>
                        </text:list-item>
                        <text:list-item>
                          <text:p text:style-name="P5">raccourcis pour changer mdp utilisateur "courant"</text:p>
                        </text:list-item>
                      </text:list>
                    </text:list-item>
                    <text:list-item>
                      <text:p text:style-name="P5">supprimer un compte</text:p>
                      <text:list>
                        <text:list-item>
                          <text:p text:style-name="P5">syntaxe</text:p>
                        </text:list-item>
                        <text:list-item>
                          <text:p text:style-name="P5">attention : un certain compte a ne surtout pas supprimer !!! pourquoi ?</text:p>
                        </text:list-item>
                        <text:list-item>
                          <text:p text:style-name="P5">commande par défaut supprime utilisateur mais supprime pas une chose essentielle...</text:p>
                        </text:list-item>
                        <text:list-item>
                          <text:p text:style-name="P5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5">gestion des groupes</text:p>
                  <text:list>
                    <text:list-item>
                      <text:p text:style-name="P5">groupe par défaut d'un nouvel utilisateur</text:p>
                    </text:list-item>
                    <text:list-item>
                      <text:p text:style-name="P5">commande déjà connue pour regarder utilisateur et groupe d'un fichier</text:p>
                    </text:list-item>
                    <text:list-item>
                      <text:p text:style-name="P5">syntaxe pour ajouter un groupe</text:p>
                    </text:list-item>
                    <text:list-item>
                      <text:p text:style-name="P5">modifier un utilisateur</text:p>
                      <text:list>
                        <text:list-item>
                          <text:p text:style-name="P5">commande...</text:p>
                        </text:list-item>
                        <text:list-item>
                          <text:p text:style-name="P5">paramètres</text:p>
                          <text:list>
                            <text:list-item>
                              <text:p text:style-name="P5">modifiant le nom de l'utilisateur (ne modifie pas une chose essentielle !!!)</text:p>
                            </text:list-item>
                            <text:list-item>
                              <text:p text:style-name="P5">changeant son groupe</text:p>
                            </text:list-item>
                          </text:list>
                        </text:list-item>
                        <text:list-item>
                          <text:p text:style-name="P5">syntaxe changer le groupe d'un utilisateur</text:p>
                        </text:list-item>
                        <text:list-item>
                          <text:p text:style-name="P5">affecter plusieurs groupes a un utilisateur tout en supprimant ses anciens</text:p>
                        </text:list-item>
                        <text:list-item>
                          <text:p text:style-name="P5">ajouter des groupes a un utilisateur sans supprimer les anciens</text:p>
                        </text:list-item>
                      </text:list>
                    </text:list-item>
                    <text:list-item>
                      <text:p text:style-name="P5">supprimer un groupe</text:p>
                    </text:list-item>
                    <text:list-item>
                      <text:p text:style-name="P5">notes analogues aux utilisateurs pour validité commandes sous mac</text:p>
                    </text:list-item>
                  </text:list>
                </text:list-item>
                <text:list-item>
                  <text:p text:style-name="P6">gestion des propriétaires d'un fichier</text:p>
                  <text:list>
                    <text:list-item>
                      <text:p text:style-name="P6">ls : possibilité de passer un fichier / une expression régulière en param</text:p>
                      <text:list>
                        <text:list-item>
                          <text:p text:style-name="P6">ls -l fichier pour avoir les infos dessus</text:p>
                        </text:list-item>
                        <text:list-item>
                          <text:p text:style-name="P6">ls *.jpg pour avoir les images</text:p>
                        </text:list-item>
                      </text:list>
                    </text:list-item>
                    <text:list-item>
                      <text:p text:style-name="P6"><text:soft-page-break/>syntaxe changer propriétaire : chown nouveau-prop fichier</text:p>
                    </text:list-item>
                    <text:list-item>
                      <text:p text:style-name="P6">changer le propriétaire ne change pas le groupe !!! (bizarre)</text:p>
                    </text:list-item>
                    <text:list-item>
                      <text:p text:style-name="P6">chgrp pour changer le groupe propriétaire d'un fichier</text:p>
                    </text:list-item>
                    <text:list-item>
                      <text:p text:style-name="P6">syntaxe : chgrp groupe fichier</text:p>
                    </text:list-item>
                    <text:list-item>
                      <text:p text:style-name="P6">deux en un (prop+groupe) : chown prop:groupe fichier</text:p>
                    </text:list-item>
                    <text:list-item>
                      <text:p text:style-name="P6">affectation récursive : -R (chown -R prop:groupe fichier)</text:p>
                    </text:list-item>
                  </text:list>
                </text:list-item>
                <text:list-item>
                  <text:p text:style-name="P6">chmod : modifier les droits d'accés</text:p>
                  <text:list>
                    <text:list-item>
                      <text:p text:style-name="P6">le fonctionnement des droits</text:p>
                      <text:list>
                        <text:list-item>
                          <text:p text:style-name="P6">trivial : ls -l pour visualiser les droits</text:p>
                        </text:list-item>
                        <text:list-item>
                          <text:p text:style-name="P6">décomposer affichage droits</text:p>
                          <text:list>
                            <text:list-item>
                              <text:p text:style-name="P6">un caractère pour dossier/fichier</text:p>
                              <text:list>
                                <text:list-item>
                                  <text:p text:style-name="P6">d pour dossier</text:p>
                                </text:list-item>
                                <text:list-item>
                                  <text:p text:style-name="P6">- pour fichier</text:p>
                                </text:list-item>
                              </text:list>
                            </text:list-item>
                            <text:list-item>
                              <text:p text:style-name="P6">3 pour l'utilisateur</text:p>
                              <text:list>
                                <text:list-item>
                                  <text:p text:style-name="P6">premier pour le droit de lecture</text:p>
                                  <text:list>
                                    <text:list-item>
                                      <text:p text:style-name="P6">r = droit de lecture</text:p>
                                    </text:list-item>
                                    <text:list-item>
                                      <text:p text:style-name="P6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6">deuxième pour droit d'écriture (w)</text:p>
                                </text:list-item>
                                <text:list-item>
                                  <text:p text:style-name="P6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6">3 pour le groupe (analogue)</text:p>
                            </text:list-item>
                            <text:list-item>
                              <text:p text:style-name="P6">3 pour les autres (analogue)</text:p>
                            </text:list-item>
                            <text:list-item>
                              <text:p text:style-name="P6">eventuellement @ pour les liens</text:p>
                            </text:list-item>
                          </text:list>
                        </text:list-item>
                        <text:list-item>
                          <text:p text:style-name="P6">root a TOUS les droits sur TOUT</text:p>
                        </text:list-item>
                      </text:list>
                    </text:list-item>
                    <text:list-item>
                      <text:p text:style-name="P6">chmod : modifier les droits d'accés</text:p>
                      <text:list>
                        <text:list-item>
                          <text:p text:style-name="P6">avec des chiffres</text:p>
                          <text:list>
                            <text:list-item>
                              <text:p text:style-name="P6">syntaxe : chmod xxx fichier</text:p>
                            </text:list-item>
                            <text:list-item>
                              <text:p text:style-name="P6">xxx</text:p>
                              <text:list>
                                <text:list-item>
                                  <text:p text:style-name="P6">premier chiffre designe les droits de l'utilisateur</text:p>
                                </text:list-item>
                                <text:list-item>
                                  <text:p text:style-name="P6">deuxième : du groupe</text:p>
                                </text:list-item>
                                <text:list-item>
                                  <text:p text:style-name="P6">troisième : des autres</text:p>
                                </text:list-item>
                              </text:list>
                            </text:list-item>
                            <text:list-item>
                              <text:p text:style-name="P6">correspondance chiffre / droits</text:p>
                              <text:list>
                                <text:list-item>
                                  <text:p text:style-name="P6">on part de 0</text:p>
                                </text:list-item>
                                <text:list-item>
                                  <text:p text:style-name="P6">on ajoute 4 si les gens designés par le chiffre ont droit de lecture</text:p>
                                </text:list-item>
                                <text:list-item>
                                  <text:p text:style-name="P6">+2 si droits d'écriture</text:p>
                                </text:list-item>
                                <text:list-item>
                                  <text:p text:style-name="P6">+1 si droits d'exécution</text:p>
                                </text:list-item>
                              </text:list>
                            </text:list-item>
                            <text:list-item>
                              <text:p text:style-name="P6">exemple</text:p>
                              <text:list>
                                <text:list-item>
                                  <text:p text:style-name="P6">je veux que fichier, appartenant a fred et au groupe groupe, ait</text:p>
                                  <text:list>
                                    <text:list-item>
                                      <text:p text:style-name="P6">pour moi</text:p>
                                      <text:list>
                                        <text:list-item>
                                          <text:p text:style-name="P6">droit de lecture</text:p>
                                        </text:list-item>
                                        <text:list-item>
                                          <text:p text:style-name="P6">droit d'écriture</text:p>
                                        </text:list-item>
                                        <text:list-item>
                                          <text:p text:style-name="P6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pour le groupe</text:p>
                                      <text:list>
                                        <text:list-item>
                                          <text:p text:style-name="P6">droit de lecture</text:p>
                                        </text:list-item>
                                        <text:list-item>
                                          <text:p text:style-name="P6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">pour les autres</text:p>
                                      <text:list>
                                        <text:list-item>
                                          <text:p text:style-name="P6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">solution :</text:p>
                                  <text:list>
                                    <text:list-item>
                                      <text:p text:style-name="P6">chmod xyz fichier avec</text:p>
                                    </text:list-item>
                                    <text:list-item>
                                      <text:p text:style-name="P6">x = 4+2+1 = 7</text:p>
                                    </text:list-item>
                                    <text:list-item>
                                      <text:p text:style-name="P6"><text:soft-page-break/>y = 4+1 = 5</text:p>
                                    </text:list-item>
                                    <text:list-item>
                                      <text:p text:style-name="P6">z = 1</text:p>
                                    </text:list-item>
                                  </text:list>
                                </text:list-item>
                                <text:list-item>
                                  <text:p text:style-name="P6">donc chmod 751 fichier</text:p>
                                </text:list-item>
                              </text:list>
                            </text:list-item>
                            <text:list-item>
                              <text:p text:style-name="P6">traduction bijective valeurs / droits</text:p>
                              <text:list>
                                <text:list-item>
                                  <text:p text:style-name="P6">valeurs → droits</text:p>
                                  <text:list>
                                    <text:list-item>
                                      <text:p text:style-name="P6">0 = aucun droits = ---</text:p>
                                    </text:list-item>
                                    <text:list-item>
                                      <text:p text:style-name="P6">1 = droits d'exécution = --x</text:p>
                                    </text:list-item>
                                    <text:list-item>
                                      <text:p text:style-name="P6">2 = droits d'écriture = -w-</text:p>
                                    </text:list-item>
                                    <text:list-item>
                                      <text:p text:style-name="P6">3 = droits d'exécution et d'écriture = -wx</text:p>
                                    </text:list-item>
                                    <text:list-item>
                                      <text:p text:style-name="P6">4 = droits de lecture = r--</text:p>
                                    </text:list-item>
                                    <text:list-item>
                                      <text:p text:style-name="P6">5 = droits de lecture et d'exécution = r-x</text:p>
                                    </text:list-item>
                                    <text:list-item>
                                      <text:p text:style-name="P6">6 = droits de lecture et d'écriture = rw-</text:p>
                                    </text:list-item>
                                    <text:list-item>
                                      <text:p text:style-name="P6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6">remarque : c'est du calcul binaire</text:p>
                                  <text:list>
                                    <text:list-item>
                                      <text:p text:style-name="P6">on fait les calculs sur 3 bits</text:p>
                                    </text:list-item>
                                    <text:list-item>
                                      <text:p text:style-name="P6">bit de poids fort = lecture : 4 = 100 = r--</text:p>
                                    </text:list-item>
                                    <text:list-item>
                                      <text:p text:style-name="P6">bit du milieu = écriture : 2 = 010 = -w-</text:p>
                                    </text:list-item>
                                    <text:list-item>
                                      <text:p text:style-name="P6">bit de poids faible = exécution : 1 = 001 = --x</text:p>
                                    </text:list-item>
                                    <text:list-item>
                                      <text:p text:style-name="P6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6">droits → valeurs</text:p>
                                  <text:list>
                                    <text:list-item>
                                      <text:p text:style-name="P6">--- = 000 = 0</text:p>
                                    </text:list-item>
                                    <text:list-item>
                                      <text:p text:style-name="P6">r-- = 100 = 4</text:p>
                                    </text:list-item>
                                    <text:list-item>
                                      <text:p text:style-name="P6">-w- = 010 = 2</text:p>
                                    </text:list-item>
                                    <text:list-item>
                                      <text:p text:style-name="P6">--x = 001 = 1</text:p>
                                    </text:list-item>
                                    <text:list-item>
                                      <text:p text:style-name="P6">rw- = 110 = 6</text:p>
                                    </text:list-item>
                                    <text:list-item>
                                      <text:p text:style-name="P6">r-x = 101 = 5</text:p>
                                    </text:list-item>
                                    <text:list-item>
                                      <text:p text:style-name="P6">-wx = 011 = 3</text:p>
                                    </text:list-item>
                                    <text:list-item>
                                      <text:p text:style-name="P6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">droit maximal : chmod 777</text:p>
                            </text:list-item>
                          </text:list>
                        </text:list-item>
                        <text:list-item>
                          <text:p text:style-name="P6">avec des lettres</text:p>
                          <text:list>
                            <text:list-item>
                              <text:p text:style-name="P6">chmod a*x fichier</text:p>
                            </text:list-item>
                            <text:list-item>
                              <text:p text:style-name="P6">a*x (choix perso arbitraire pour mon exemple)</text:p>
                              <text:list>
                                <text:list-item>
                                  <text:p text:style-name="P6">a : personnes visées</text:p>
                                </text:list-item>
                                <text:list-item>
                                  <text:p text:style-name="P6">* : ajout/suppression/affectation</text:p>
                                </text:list-item>
                                <text:list-item>
                                  <text:p text:style-name="P6">x : droits</text:p>
                                </text:list-item>
                              </text:list>
                            </text:list-item>
                            <text:list-item>
                              <text:p text:style-name="P6">personnes visées</text:p>
                              <text:list>
                                <text:list-item>
                                  <text:p text:style-name="P6">u = utilisateur</text:p>
                                </text:list-item>
                                <text:list-item>
                                  <text:p text:style-name="P6">g = groupe</text:p>
                                </text:list-item>
                                <text:list-item>
                                  <text:p text:style-name="P6">o = autres</text:p>
                                </text:list-item>
                              </text:list>
                            </text:list-item>
                            <text:list-item>
                              <text:p text:style-name="P6">que faire des droits</text:p>
                              <text:list>
                                <text:list-item>
                                  <text:p text:style-name="P6">+ = ajouter des droits (suivi des droits a ajouter pour"a")</text:p>
                                </text:list-item>
                                <text:list-item>
                                  <text:p text:style-name="P6">- = supprimer (suivi des droits a supprimer)</text:p>
                                </text:list-item>
                                <text:list-item>
                                  <text:p text:style-name="P6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6">droits</text:p>
                              <text:list>
                                <text:list-item>
                                  <text:p text:style-name="P6">r = lecture</text:p>
                                </text:list-item>
                                <text:list-item>
                                  <text:p text:style-name="P6">w = écriture</text:p>
                                </text:list-item>
                                <text:list-item>
                                  <text:p text:style-name="P6">x = exécution</text:p>
                                </text:list-item>
                              </text:list>
                            </text:list-item>
                            <text:list-item>
                              <text:p text:style-name="P6">exemple</text:p>
                              <text:list>
                                <text:list-item>
                                  <text:p text:style-name="P6">chmod g+r fichier // ajoute le droit de lecture</text:p>
                                </text:list-item>
                                <text:list-item>
                                  <text:p text:style-name="P6"><text:soft-page-break/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nano, l'éditeur de texte du débutant</text:p>
              <text:list>
                <text:list-item>
                  <text:p text:style-name="P6">intro</text:p>
                  <text:list>
                    <text:list-item>
                      <text:p text:style-name="P6">sert a écrire du texte en console</text:p>
                    </text:list-item>
                    <text:list-item>
                      <text:p text:style-name="P6">3 éditeurs de textes en console a connaître</text:p>
                      <text:list>
                        <text:list-item>
                          <text:p text:style-name="P6">nano</text:p>
                        </text:list-item>
                        <text:list-item>
                          <text:p text:style-name="P6">vim</text:p>
                        </text:list-item>
                        <text:list-item>
                          <text:p text:style-name="P6">emacs</text:p>
                        </text:list-item>
                      </text:list>
                    </text:list-item>
                  </text:list>
                </text:list-item>
                <text:list-item>
                  <text:p text:style-name="P6">premiers pas</text:p>
                  <text:list>
                    <text:list-item>
                      <text:p text:style-name="P6">intro</text:p>
                      <text:list>
                        <text:list-item>
                          <text:p text:style-name="P6">nano est ultra simple et léger, d'où son nom</text:p>
                        </text:list-item>
                        <text:list-item>
                          <text:p text:style-name="P6">éditeur de texte, pas traitement de texte (s'occupe du fond pas de la forme)</text:p>
                        </text:list-item>
                        <text:list-item>
                          <text:p text:style-name="P6">très utilile surtout pour programmer</text:p>
                        </text:list-item>
                        <text:list-item>
                          <text:p text:style-name="P6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6">découverte de nano</text:p>
                      <text:list>
                        <text:list-item>
                          <text:p text:style-name="P6">pour ouvrir nano dans la console : commande nano (c'est tout)</text:p>
                        </text:list-item>
                      </text:list>
                    </text:list-item>
                    <text:list-item>
                      <text:p text:style-name="P6">les raccourcis claviers de nano</text:p>
                      <text:list>
                        <text:list-item>
                          <text:p text:style-name="P6">principaux raccourcis notés en bas</text:p>
                        </text:list-item>
                        <text:list-item>
                          <text:p text:style-name="P6">page up page down pour se balader dans nano</text:p>
                        </text:list-item>
                        <text:list-item>
                          <text:p text:style-name="P6">escape + x cache l'aide avec les raccourcis</text:p>
                        </text:list-item>
                        <text:list-item>
                          <text:p text:style-name="P6">recherche</text:p>
                          <text:list>
                            <text:list-item>
                              <text:p text:style-name="P6">ctrl + W + champs recherché + entrée lance une recherche dans le fichier</text:p>
                            </text:list-item>
                            <text:list-item>
                              <text:p text:style-name="P6">ctrl + C pour sortir du mode recherche</text:p>
                            </text:list-item>
                            <text:list-item>
                              <text:p text:style-name="P6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6">enregistrer et quitter</text:p>
                          <text:list>
                            <text:list-item>
                              <text:p text:style-name="P6">ctrl + o pour enregistrer</text:p>
                            </text:list-item>
                            <text:list-item>
                              <text:p text:style-name="P6">ctrl + x pour quitter (si on a pas sauvé, propose de le faire)</text:p>
                            </text:list-item>
                            <text:list-item>
                              <text:p text:style-name="P6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Les paramètres de la commande nano</text:p>
                      <text:list>
                        <text:list-item>
                          <text:p text:style-name="P6">nano fichier</text:p>
                          <text:list>
                            <text:list-item>
                              <text:p text:style-name="P6">ouvre le fichier "fichier" s'il existe</text:p>
                            </text:list-item>
                            <text:list-item>
                              <text:p text:style-name="P6">le cré sinon</text:p>
                            </text:list-item>
                          </text:list>
                        </text:list-item>
                        <text:list-item>
                          <text:p text:style-name="P6">activer la souris en console : -m</text:p>
                        </text:list-item>
                        <text:list-item>
                          <text:p text:style-name="P6">alinéa intelligent pour la programmation (répercuté sur lignes suivantes) : -i</text:p>
                        </text:list-item>
                        <text:list-item>
                          <text:p text:style-name="P6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6">configurer nano avec nanorc</text:p>
                  <text:list>
                    <text:list-item>
                      <text:p text:style-name="P6">intro</text:p>
                      <text:list>
                        <text:list-item>
                          <text:p text:style-name="P6">fichier de configuration de nano : .nanorc</text:p>
                        </text:list-item>
                        <text:list-item>
                          <text:p text:style-name="P6">situé dans le home</text:p>
                        </text:list-item>
                        <text:list-item>
                          <text:p text:style-name="P6">s'il n'existe pas, on peut le créer</text:p>
                        </text:list-item>
                        <text:list-item>
                          <text:p text:style-name="P6">fichier lu par nano a chaque fois que nano est lancé</text:p>
                        </text:list-item>
                      </text:list>
                    </text:list-item>
                    <text:list-item>
                      <text:p text:style-name="P6">création du .nanorc</text:p>
                      <text:list>
                        <text:list-item>
                          <text:p text:style-name="P6">pour le créer (création avec nano vue avant), dans ~ : nano .nanorc</text:p>
                        </text:list-item>
                        <text:list-item>
                          <text:p text:style-name="P6">syntaxe ordres donnés a nano</text:p>
                          <text:list>
                            <text:list-item>
                              <text:p text:style-name="P6">un par ligne</text:p>
                            </text:list-item>
                            <text:list-item>
                              <text:p text:style-name="P6"><text:soft-page-break/>consiste en une activation / désactivation d'une option</text:p>
                            </text:list-item>
                            <text:list-item>
                              <text:p text:style-name="P6">syntaxe</text:p>
                              <text:list>
                                <text:list-item>
                                  <text:p text:style-name="P6">set optionAActiver</text:p>
                                </text:list-item>
                                <text:list-item>
                                  <text:p text:style-name="P6">unset optionADesactiver</text:p>
                                </text:list-item>
                              </text:list>
                            </text:list-item>
                            <text:list-item>
                              <text:p text:style-name="P6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6">ex : set mouse fait que "nano fichier" équivaut a "nano -m fichier"</text:p>
                            </text:list-item>
                            <text:list-item>
                              <text:p text:style-name="P6">3 options</text:p>
                              <text:list>
                                <text:list-item>
                                  <text:p text:style-name="P6">set mouse (-m) // ne semble pas marcher chez moi</text:p>
                                </text:list-item>
                                <text:list-item>
                                  <text:p text:style-name="P6">set autoindent (-i)</text:p>
                                </text:list-item>
                                <text:list-item>
                                  <text:p text:style-name="P6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le nanorc global et la coloration syntaxique</text:p>
                          <text:list>
                            <text:list-item>
                              <text:p text:style-name="P6">notre .nanorc ne marche que pour nous, pas pour autres utilisateurs</text:p>
                            </text:list-item>
                            <text:list-item>
                              <text:p text:style-name="P6">/etc/nanorc marche pour tout le monde (pas .nanorc mais nanorc)</text:p>
                            </text:list-item>
                            <text:list-item>
                              <text:p text:style-name="P6">ne peut être modifié qu'en root (sudo nano /etc/nanorc)</text:p>
                            </text:list-item>
                            <text:list-item>
                              <text:p text:style-name="P6"># pour commentaire sur une ligne sous nano</text:p>
                            </text:list-item>
                            <text:list-item>
                              <text:p text:style-name="P6">/etc/nanorc est sensé être rempli de commentaires explicatifs, mais pas chez moi</text:p>
                            </text:list-item>
                            <text:list-item>
                              <text:p text:style-name="P6">cours fourni commandes permettant de colorer texte C html etc (marche pas chez moi)</text:p>
                              <text:list>
                                <text:list-item>
                                  <text:p text:style-name="P7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configurer sa console avec /bashrc</text:p>
                      <text:list>
                        <text:list-item>
                          <text:p text:style-name="P6">ouvrir .bashrc : sudo nano ~/.bashrc</text:p>
                        </text:list-item>
                        <text:list-item>
                          <text:p text:style-name="P6">personnaliser l'invite de commandes</text:p>
                          <text:list>
                            <text:list-item>
                              <text:p text:style-name="P6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6">minimum de syntaxe :</text:p>
                          <text:list>
                            <text:list-item>
                              <text:p text:style-name="P6">commande par PS1</text:p>
                            </text:list-item>
                            <text:list-item>
                              <text:p text:style-name="P6">\033 sert a indiquer la couleur</text:p>
                            </text:list-item>
                            <text:list-item>
                              <text:p text:style-name="P6">\u sert a dire qu'il faudra écrire le nom de l'utilisateur</text:p>
                            </text:list-item>
                            <text:list-item>
                              <text:p text:style-name="P6">\h pour la machine</text:p>
                            </text:list-item>
                          </text:list>
                        </text:list-item>
                        <text:list-item>
                          <text:p text:style-name="P6">créer des alias</text:p>
                          <text:list>
                            <text:list-item>
                              <text:p text:style-name="P6">coloration automatique de ls</text:p>
                              <text:list>
                                <text:list-item>
                                  <text:p text:style-name="P6">alias ls='ls --color=auto' // pas l'air de marcher chez moi</text:p>
                                </text:list-item>
                                <text:list-item>
                                  <text:p text:style-name="P6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6">empêcher le "rm de la mort" (sudo rm -Rf /)</text:p>
                              <text:list>
                                <text:list-item>
                                  <text:p text:style-name="P6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édition du bashrc global</text:p>
                          <text:list>
                            <text:list-item>
                              <text:p text:style-name="P6">d'après le cours : sudo /etc/bash.bashrc (jai juste bashrc chez moi)</text:p>
                            </text:list-item>
                            <text:list-item>
                              <text:p text:style-name="P6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6">.profile</text:p>
                          <text:list>
                            <text:list-item>
                              <text:p text:style-name="P6">.bashrc pour les consoles en mode graphique</text:p>
                            </text:list-item>
                            <text:list-item>
                              <text:p text:style-name="P6">.profile équivalent pour le mode console</text:p>
                            </text:list-item>
                            <text:list-item>
                              <text:p text:style-name="P6">existe aussi un profile global : /etc/profile</text:p>
                            </text:list-item>
                            <text:list-item>
                              <text:p text:style-name="P6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6">note au passage : si j'ai bien compris le shell est l'interpréteur des <text:soft-page-break/>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ler des programmes avec apt-get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6T13:09:12</dc:date>
    <dc:creator>yjfjyf jjku</dc:creator>
    <meta:editing-duration>PT16H24M38S</meta:editing-duration>
    <meta:editing-cycles>310</meta:editing-cycles>
    <meta:document-statistic meta:table-count="0" meta:image-count="0" meta:object-count="0" meta:page-count="11" meta:paragraph-count="467" meta:word-count="3508" meta:character-count="18421"/>
  </office:meta>
</office:document-meta>
</file>